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News Gothic MT" svg:font-family="'News Gothic MT'" style:font-family-generic="swiss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1pt" fo:font-weight="bold" officeooo:rsid="001378c9" officeooo:paragraph-rsid="001378c9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Open Sans" fo:font-size="11pt" style:font-size-asian="11pt" style:font-size-complex="11pt"/>
    </style:style>
    <style:style style:name="P3" style:family="paragraph" style:parent-style-name="Standard">
      <style:text-properties style:font-name="Open Sans" fo:font-size="11pt" officeooo:rsid="001378c9" officeooo:paragraph-rsid="001378c9" style:font-size-asian="11pt" style:font-size-complex="11pt"/>
    </style:style>
    <style:style style:name="P4" style:family="paragraph" style:parent-style-name="Standard" style:list-style-name="L1">
      <style:text-properties style:font-name="Open Sans" fo:font-size="11pt" officeooo:paragraph-rsid="001378c9" style:font-size-asian="11pt" style:font-size-complex="11pt"/>
    </style:style>
    <style:style style:name="P5" style:family="paragraph" style:parent-style-name="Standard">
      <style:text-properties style:font-name="Open Sans" fo:font-size="11pt" fo:font-style="italic" fo:font-weight="bold" officeooo:rsid="001378c9" officeooo:paragraph-rsid="001378c9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Open Sans" fo:font-size="11pt" officeooo:rsid="001378c9" officeooo:paragraph-rsid="001378c9" style:font-size-asian="11pt" style:font-size-complex="11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Open Sans" fo:font-size="11pt" officeooo:paragraph-rsid="001378c9" style:font-size-asian="11pt" style:font-size-complex="11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Open Sans" fo:font-size="11pt" fo:font-weight="normal" officeooo:rsid="001378c9" officeooo:paragraph-rsid="001378c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Open Sans" fo:font-size="11pt" officeooo:rsid="001378c9" officeooo:paragraph-rsid="001378c9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Open Sans" fo:font-size="11pt" fo:font-style="italic" fo:font-weight="bold" officeooo:rsid="001378c9" officeooo:paragraph-rsid="001378c9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officeooo:rsid="001378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Änderungsantrag zum Antrag der FSV Medizin Vorklinik und der FSV Medizin Klinik auf Änderung der FKGO vom 24.1.2017</text:p>
      <text:p text:style-name="P2"/>
      <text:p text:style-name="P2"/>
      <text:p text:style-name="P5">Antragstext:</text:p>
      <text:p text:style-name="P5"/>
      <text:p text:style-name="P3">Der Antrag der FSV Medizin Vorklinik und der FSV Medizin Klinik vom 24.1.2017 wird wie folgt geändert:</text:p>
      <text:p text:style-name="P3"/>
      <text:p text:style-name="P3">Ersetze</text:p>
      <text:p text:style-name="P3"/>
      <text:p text:style-name="P6">Die Studierenden der Studiengänge Medizin (Staatsex.) [bis einschl. Physikum] und Klinische Medizintechnik (Master) werden wie bereits Medizin (Promotion) und Medizin (Staatsex.) [nach Physikum] der Fachschaft Medizin Klinik zugeordnet. Die Fachschaft Medizin Klinik wird in Fachschaft Medizin umbenannt. Die Fachschaft Medizin Vorklinik entfällt.</text:p>
      <text:p text:style-name="P3"/>
      <text:p text:style-name="P3">durch:</text:p>
      <text:p text:style-name="P3"/>
      <text:p text:style-name="P8">1. Die Fachschaft „Medizin Klinik“ wird wie folgt geändert:</text:p>
      <text:list xml:id="list3000434988304805274" text:style-name="L1">
        <text:list-item>
          <text:p text:style-name="P4"><text:span text:style-name="T1">füge „</text:span>Klinische Medizintechnik (Master)<text:span text:style-name="T1">“ hinzu</text:span></text:p>
        </text:list-item>
        <text:list-item>
          <text:p text:style-name="P4"><text:span text:style-name="T1">streiche den Teil „ [nach Physikum]“ von „Medizin (Staatsex.) [nach Physikum]“</text:span></text:p>
        </text:list-item>
      </text:list>
      <text:p text:style-name="P7"/>
      <text:p text:style-name="P6">2. Die Fachschaft „Medizin-Vorklinik“ wird gestrichen.</text:p>
      <text:p text:style-name="P6"/>
      <text:p text:style-name="P6">3. Die Fachschaft „Medizin Klinik“ wird in „Medizin“ umbenannt.</text:p>
      <text:p text:style-name="P6"/>
      <text:p text:style-name="P9"/>
      <text:p text:style-name="P10">Begründung:</text:p>
      <text:p text:style-name="P9"/>
      <text:p text:style-name="P9">Im ursprünglichen Änderungsantrag würden die beiden Teile „Medizin (Staatsex.) [bis einschließlich Physikum]“ und „Medizin (Staatsex.) [nach Physikum]“ in der neuen Fachschaft Medizin fortbestehen. Dieser Änderungsantrag bewirkt, dass lediglich die FAK „Medizin (Staatsex.)“ fortbesteht – ohne Unterteil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News Gothic MT" svg:font-family="'News Gothic MT'" style:font-family-generic="swiss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ews Gothic MT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ews Gothic MT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ews Gothic MT" fo:font-family="'News Gothic MT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ews Gothic MT" fo:font-family="'News Gothic MT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ews Gothic MT" fo:font-family="'News Gothic MT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 Gothic MT" fo:font-family="'News Gothic MT'" style:font-family-generic="swiss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7-01-30T21:25:54.211798972</meta:creation-date>
    <dc:date>2017-01-30T21:36:46.946635132</dc:date>
    <dc:creator>Sven Zemanek</dc:creator>
    <meta:editing-duration>PT10M52S</meta:editing-duration>
    <meta:editing-cycles>1</meta:editing-cycles>
    <meta:document-statistic meta:table-count="0" meta:image-count="0" meta:object-count="0" meta:page-count="1" meta:paragraph-count="13" meta:word-count="158" meta:character-count="1209" meta:non-whitespace-character-count="1065"/>
    <meta:generator>LibreOffice/5.1.4.2$Linux_X86_64 LibreOffice_project/10m0$Build-2</meta:generator>
  </office:meta>
</office:document-meta>
</file>